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>
            <text:p>xgboo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25494.391" calcext:value-type="float">
            <text:p>25494.391</text:p>
          </table:table-cell>
          <table:table-cell office:value-type="float" office:value="8800000" calcext:value-type="float">
            <text:p>8800000</text:p>
          </table:table-cell>
          <table:table-cell table:number-columns-repeated="4"/>
          <table:table-cell office:value-type="string" calcext:value-type="string">
            <text:p>higgs</text:p>
          </table:table-cell>
          <table:table-cell office:value-type="float" office:value="37262.1800899506" calcext:value-type="float">
            <text:p>37262.1800899506</text:p>
          </table:table-cell>
          <table:table-cell office:value-type="float" office:value="8800000" calcext:value-type="float">
            <text:p>88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5"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6.384611" calcext:value-type="float">
            <text:p>6.384611</text:p>
          </table:table-cell>
          <table:table-cell table:number-columns-repeated="4"/>
          <table:table-cell office:value-type="string" calcext:value-type="string">
            <text:p>joblib</text:p>
          </table:table-cell>
          <table:table-cell/>
          <table:table-cell office:value-type="float" office:value="3.76510620117187" calcext:value-type="float">
            <text:p>3.7651062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64.310312" calcext:value-type="float">
            <text:p>64.310312</text:p>
          </table:table-cell>
          <table:table-cell office:value-type="float" office:value="3.046751" calcext:value-type="float">
            <text:p>3.046751</text:p>
          </table:table-cell>
          <table:table-cell table:number-columns-repeated="4"/>
          <table:table-cell office:value-type="string" calcext:value-type="string">
            <text:p>torch</text:p>
          </table:table-cell>
          <table:table-cell office:value-type="float" office:value="650.230646133423" calcext:value-type="float">
            <text:p>650.230646133423</text:p>
          </table:table-cell>
          <table:table-cell office:value-type="float" office:value="3.91602516174316" calcext:value-type="float">
            <text:p>3.9160251617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160.472393" calcext:value-type="float">
            <text:p>160.472393</text:p>
          </table:table-cell>
          <table:table-cell office:value-type="float" office:value="1.580715" calcext:value-type="float">
            <text:p>1.580715</text:p>
          </table:table-cell>
          <table:table-cell table:number-columns-repeated="4"/>
          <table:table-cell office:value-type="string" calcext:value-type="string">
            <text:p>onnx</text:p>
          </table:table-cell>
          <table:table-cell office:value-type="float" office:value="298.282623291016" calcext:value-type="float">
            <text:p>298.282623291016</text:p>
          </table:table-cell>
          <table:table-cell office:value-type="float" office:value="1.44720077514648" calcext:value-type="float">
            <text:p>1.4472007751464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6398.858308" calcext:value-type="float">
            <text:p>6398.858308</text:p>
          </table:table-cell>
          <table:table-cell table:number-columns-repeated="5"/>
          <table:table-cell office:value-type="string" calcext:value-type="string">
            <text:p>higgs</text:p>
          </table:table-cell>
          <table:table-cell office:value-type="float" office:value="9288.77115249634" calcext:value-type="float">
            <text:p>9288.7711524963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00636.21807" calcext:value-type="float">
            <text:p>100636.21807</text:p>
          </table:table-cell>
          <table:table-cell office:value-type="float" office:value="1398.731946" calcext:value-type="float">
            <text:p>1398.731946</text:p>
          </table:table-cell>
          <table:table-cell office:value-type="float" office:value="102518.071651" calcext:value-type="float">
            <text:p>102518.071651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101459.13028717" calcext:value-type="float">
            <text:p>101459.13028717</text:p>
          </table:table-cell>
          <table:table-cell office:value-type="float" office:value="1417.83499717712" calcext:value-type="float">
            <text:p>1417.83499717712</text:p>
          </table:table-cell>
          <table:table-cell office:value-type="float" office:value="103382.778167725" calcext:value-type="float">
            <text:p>103382.7781677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8389.209508" calcext:value-type="float">
            <text:p>18389.209508</text:p>
          </table:table-cell>
          <table:table-cell office:value-type="float" office:value="1490.607023" calcext:value-type="float">
            <text:p>1490.607023</text:p>
          </table:table-cell>
          <table:table-cell office:value-type="float" office:value="20129.8470497" calcext:value-type="float">
            <text:p>20129.847049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18906.9032669067" calcext:value-type="float">
            <text:p>18906.9032669067</text:p>
          </table:table-cell>
          <table:table-cell office:value-type="float" office:value="1561.77425384521" calcext:value-type="float">
            <text:p>1561.77425384521</text:p>
          </table:table-cell>
          <table:table-cell office:value-type="float" office:value="20708.5437774658" calcext:value-type="float">
            <text:p>20708.543777465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304.879665" calcext:value-type="float">
            <text:p>13304.879665</text:p>
          </table:table-cell>
          <table:table-cell office:value-type="float" office:value="1449.930191" calcext:value-type="float">
            <text:p>1449.930191</text:p>
          </table:table-cell>
          <table:table-cell office:value-type="float" office:value="15775.244474" calcext:value-type="float">
            <text:p>15775.24447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13349.5345115662" calcext:value-type="float">
            <text:p>13349.5345115662</text:p>
          </table:table-cell>
          <table:table-cell office:value-type="float" office:value="1566.91575050354" calcext:value-type="float">
            <text:p>1566.91575050354</text:p>
          </table:table-cell>
          <table:table-cell office:value-type="float" office:value="15993.8747882843" calcext:value-type="float">
            <text:p>15993.87478828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956.878423" calcext:value-type="float">
            <text:p>4956.878423</text:p>
          </table:table-cell>
          <table:table-cell office:value-type="float" office:value="1434.146881" calcext:value-type="float">
            <text:p>1434.146881</text:p>
          </table:table-cell>
          <table:table-cell office:value-type="float" office:value="6657.755613" calcext:value-type="float">
            <text:p>6657.75561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4898.18000793457" calcext:value-type="float">
            <text:p>4898.18000793457</text:p>
          </table:table-cell>
          <table:table-cell office:value-type="float" office:value="1449.63002204895" calcext:value-type="float">
            <text:p>1449.63002204895</text:p>
          </table:table-cell>
          <table:table-cell office:value-type="float" office:value="6617.29645729065" calcext:value-type="float">
            <text:p>6617.296457290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6350.73137283325" calcext:value-type="float">
            <text:p>6350.73137283325</text:p>
          </table:table-cell>
          <table:table-cell table:number-columns-repeated="5"/>
          <table:table-cell office:value-type="string" calcext:value-type="string">
            <text:p>higgs</text:p>
          </table:table-cell>
          <table:table-cell office:value-type="float" office:value="6474.96199607849" calcext:value-type="float">
            <text:p>6474.9619960784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34.08188819885" calcext:value-type="float">
            <text:p>1834.08188819885</text:p>
          </table:table-cell>
          <table:table-cell office:value-type="float" office:value="1419.7211265564" calcext:value-type="float">
            <text:p>1419.7211265564</text:p>
          </table:table-cell>
          <table:table-cell office:value-type="float" office:value="3695.51372528076" calcext:value-type="float">
            <text:p>3695.5137252807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1871.84453010559" calcext:value-type="float">
            <text:p>1871.84453010559</text:p>
          </table:table-cell>
          <table:table-cell office:value-type="float" office:value="1526.94010734558" calcext:value-type="float">
            <text:p>1526.94010734558</text:p>
          </table:table-cell>
          <table:table-cell office:value-type="float" office:value="3912.04214096069" calcext:value-type="float">
            <text:p>3912.0421409606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66.54391288757" calcext:value-type="float">
            <text:p>1966.54391288757</text:p>
          </table:table-cell>
          <table:table-cell office:value-type="float" office:value="1376.09362602234" calcext:value-type="float">
            <text:p>1376.09362602234</text:p>
          </table:table-cell>
          <table:table-cell office:value-type="float" office:value="3567.04592704773" calcext:value-type="float">
            <text:p>3567.0459270477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1947.76010513306" calcext:value-type="float">
            <text:p>1947.76010513306</text:p>
          </table:table-cell>
          <table:table-cell office:value-type="float" office:value="1483.35599899292" calcext:value-type="float">
            <text:p>1483.35599899292</text:p>
          </table:table-cell>
          <table:table-cell office:value-type="float" office:value="3671.53072357178" calcext:value-type="float">
            <text:p>3671.5307235717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015.64288139343" calcext:value-type="float">
            <text:p>2015.64288139343</text:p>
          </table:table-cell>
          <table:table-cell office:value-type="float" office:value="1426.56302452087" calcext:value-type="float">
            <text:p>1426.56302452087</text:p>
          </table:table-cell>
          <table:table-cell office:value-type="float" office:value="4500.49662590027" calcext:value-type="float">
            <text:p>4500.4966259002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2058.72941017151" calcext:value-type="float">
            <text:p>2058.72941017151</text:p>
          </table:table-cell>
          <table:table-cell office:value-type="float" office:value="1524.11079406738" calcext:value-type="float">
            <text:p>1524.11079406738</text:p>
          </table:table-cell>
          <table:table-cell office:value-type="float" office:value="4646.40879631043" calcext:value-type="float">
            <text:p>4646.408796310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584.06591415405" calcext:value-type="float">
            <text:p>1584.06591415405</text:p>
          </table:table-cell>
          <table:table-cell office:value-type="float" office:value="1457.1750164032" calcext:value-type="float">
            <text:p>1457.1750164032</text:p>
          </table:table-cell>
          <table:table-cell office:value-type="float" office:value="3296.25821113586" calcext:value-type="float">
            <text:p>3296.25821113586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1590.984582901" calcext:value-type="float">
            <text:p>1590.984582901</text:p>
          </table:table-cell>
          <table:table-cell office:value-type="float" office:value="1526.12471580505" calcext:value-type="float">
            <text:p>1526.12471580505</text:p>
          </table:table-cell>
          <table:table-cell office:value-type="float" office:value="3383.07809829712" calcext:value-type="float">
            <text:p>3383.078098297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6387.85648345947" calcext:value-type="float">
            <text:p>6387.85648345947</text:p>
          </table:table-cell>
          <table:table-cell table:number-columns-repeated="5"/>
          <table:table-cell office:value-type="string" calcext:value-type="string">
            <text:p>higgs</text:p>
          </table:table-cell>
          <table:table-cell office:value-type="float" office:value="6448.77910614014" calcext:value-type="float">
            <text:p>6448.7791061401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33.158254623413" calcext:value-type="float">
            <text:p>833.158254623413</text:p>
          </table:table-cell>
          <table:table-cell office:value-type="float" office:value="1460.06345748901" calcext:value-type="float">
            <text:p>1460.06345748901</text:p>
          </table:table-cell>
          <table:table-cell office:value-type="float" office:value="2809.73792076111" calcext:value-type="float">
            <text:p>2809.73792076111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Sklearn</text:p>
          </table:table-cell>
          <table:table-cell office:value-type="float" office:value="801.269292831421" calcext:value-type="float">
            <text:p>801.269292831421</text:p>
          </table:table-cell>
          <table:table-cell office:value-type="float" office:value="1523.98204803467" calcext:value-type="float">
            <text:p>1523.98204803467</text:p>
          </table:table-cell>
          <table:table-cell office:value-type="float" office:value="2799.70240592957" calcext:value-type="float">
            <text:p>2799.7024059295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190.17219543457" calcext:value-type="float">
            <text:p>4190.17219543457</text:p>
          </table:table-cell>
          <table:table-cell office:value-type="float" office:value="1397.73845672607" calcext:value-type="float">
            <text:p>1397.73845672607</text:p>
          </table:table-cell>
          <table:table-cell office:value-type="float" office:value="5831.98976516724" calcext:value-type="float">
            <text:p>5831.98976516724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birdTorchCPU</text:p>
          </table:table-cell>
          <table:table-cell office:value-type="float" office:value="4118.7105178833" calcext:value-type="float">
            <text:p>4118.7105178833</text:p>
          </table:table-cell>
          <table:table-cell office:value-type="float" office:value="1378.34644317627" calcext:value-type="float">
            <text:p>1378.34644317627</text:p>
          </table:table-cell>
          <table:table-cell office:value-type="float" office:value="5720.85309028626" calcext:value-type="float">
            <text:p>5720.8530902862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066.46680831909" calcext:value-type="float">
            <text:p>4066.46680831909</text:p>
          </table:table-cell>
          <table:table-cell office:value-type="float" office:value="1437.65306472778" calcext:value-type="float">
            <text:p>1437.65306472778</text:p>
          </table:table-cell>
          <table:table-cell office:value-type="float" office:value="17052.3645877838" calcext:value-type="float">
            <text:p>17052.3645877838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HummingbirdTorchScriptCPU</text:p>
          </table:table-cell>
          <table:table-cell office:value-type="float" office:value="3974.85828399658" calcext:value-type="float">
            <text:p>3974.85828399658</text:p>
          </table:table-cell>
          <table:table-cell office:value-type="float" office:value="1445.93834877014" calcext:value-type="float">
            <text:p>1445.93834877014</text:p>
          </table:table-cell>
          <table:table-cell office:value-type="float" office:value="16880.8698654175" calcext:value-type="float">
            <text:p>16880.869865417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905.55810928345" calcext:value-type="float">
            <text:p>1905.55810928345</text:p>
          </table:table-cell>
          <table:table-cell office:value-type="float" office:value="1546.55170440674" calcext:value-type="float">
            <text:p>1546.55170440674</text:p>
          </table:table-cell>
          <table:table-cell office:value-type="float" office:value="3718.37663650513" calcext:value-type="float">
            <text:p>3718.3766365051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ONNXCPU</text:p>
          </table:table-cell>
          <table:table-cell office:value-type="float" office:value="1899.05190467834" calcext:value-type="float">
            <text:p>1899.05190467834</text:p>
          </table:table-cell>
          <table:table-cell office:value-type="float" office:value="1426.94616317749" calcext:value-type="float">
            <text:p>1426.94616317749</text:p>
          </table:table-cell>
          <table:table-cell office:value-type="float" office:value="3576.44128799438" calcext:value-type="float">
            <text:p>3576.4412879943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xgboo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higgs</text:p>
          </table:table-cell>
          <table:table-cell office:value-type="float" office:value="36928.5168647766" calcext:value-type="float">
            <text:p>36928.5168647766</text:p>
          </table:table-cell>
          <table:table-cell office:value-type="float" office:value="8800000" calcext:value-type="float">
            <text:p>88000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joblib</text:p>
          </table:table-cell>
          <table:table-cell/>
          <table:table-cell office:value-type="float" office:value="27.7314186096191" calcext:value-type="float">
            <text:p>27.73141860961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rch</text:p>
          </table:table-cell>
          <table:table-cell office:value-type="float" office:value="28211.9286060333" calcext:value-type="float">
            <text:p>28211.9286060333</text:p>
          </table:table-cell>
          <table:table-cell office:value-type="float" office:value="5.57422637939453" calcext:value-type="float">
            <text:p>5.574226379394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nnx</text:p>
          </table:table-cell>
          <table:table-cell office:value-type="float" office:value="5983.85548591614" calcext:value-type="float">
            <text:p>5983.85548591614</text:p>
          </table:table-cell>
          <table:table-cell office:value-type="float" office:value="72.9241371154785" calcext:value-type="float">
            <text:p>72.924137115478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</text:p>
          </table:table-cell>
          <table:table-cell office:value-type="float" office:value="6199.41782951355" calcext:value-type="float">
            <text:p>6199.4178295135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34122.535943985" calcext:value-type="float">
            <text:p>134122.535943985</text:p>
          </table:table-cell>
          <table:table-cell office:value-type="float" office:value="1524.094581604" calcext:value-type="float">
            <text:p>1524.094581604</text:p>
          </table:table-cell>
          <table:table-cell office:value-type="float" office:value="136573.390007019" calcext:value-type="float">
            <text:p>136573.39000701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76444.4105625153" calcext:value-type="float">
            <text:p>76444.4105625153</text:p>
          </table:table-cell>
          <table:table-cell office:value-type="float" office:value="1478.00874710083" calcext:value-type="float">
            <text:p>1478.00874710083</text:p>
          </table:table-cell>
          <table:table-cell office:value-type="float" office:value="78153.0470848084" calcext:value-type="float">
            <text:p>78153.047084808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52917.887210846" calcext:value-type="float">
            <text:p>52917.887210846</text:p>
          </table:table-cell>
          <table:table-cell office:value-type="float" office:value="1482.61499404907" calcext:value-type="float">
            <text:p>1482.61499404907</text:p>
          </table:table-cell>
          <table:table-cell office:value-type="float" office:value="82835.2332115173" calcext:value-type="float">
            <text:p>82835.23321151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43588.705778122" calcext:value-type="float">
            <text:p>43588.705778122</text:p>
          </table:table-cell>
          <table:table-cell office:value-type="float" office:value="1485.28242111206" calcext:value-type="float">
            <text:p>1485.28242111206</text:p>
          </table:table-cell>
          <table:table-cell office:value-type="float" office:value="45775.402545929" calcext:value-type="float">
            <text:p>45775.4025459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</text:p>
          </table:table-cell>
          <table:table-cell office:value-type="float" office:value="6238.51013183594" calcext:value-type="float">
            <text:p>6238.5101318359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9080.0242424011" calcext:value-type="float">
            <text:p>19080.0242424011</text:p>
          </table:table-cell>
          <table:table-cell office:value-type="float" office:value="1546.02432250977" calcext:value-type="float">
            <text:p>1546.02432250977</text:p>
          </table:table-cell>
          <table:table-cell office:value-type="float" office:value="21653.7454128265" calcext:value-type="float">
            <text:p>21653.74541282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161689.796686173" calcext:value-type="float">
            <text:p>161689.796686173</text:p>
          </table:table-cell>
          <table:table-cell office:value-type="float" office:value="1643.75400543213" calcext:value-type="float">
            <text:p>1643.75400543213</text:p>
          </table:table-cell>
          <table:table-cell office:value-type="float" office:value="163559.726953506" calcext:value-type="float">
            <text:p>163559.7269535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105802.506446838" calcext:value-type="float">
            <text:p>105802.506446838</text:p>
          </table:table-cell>
          <table:table-cell office:value-type="float" office:value="1583.16850662231" calcext:value-type="float">
            <text:p>1583.16850662231</text:p>
          </table:table-cell>
          <table:table-cell office:value-type="float" office:value="141051.242351532" calcext:value-type="float">
            <text:p>141051.242351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25896.2025642395" calcext:value-type="float">
            <text:p>25896.2025642395</text:p>
          </table:table-cell>
          <table:table-cell office:value-type="float" office:value="1593.23930740356" calcext:value-type="float">
            <text:p>1593.23930740356</text:p>
          </table:table-cell>
          <table:table-cell office:value-type="float" office:value="28144.6182727814" calcext:value-type="float">
            <text:p>28144.618272781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iggs</text:p>
          </table:table-cell>
          <table:table-cell office:value-type="float" office:value="10632.3428153992" calcext:value-type="float">
            <text:p>10632.342815399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klearn</text:p>
          </table:table-cell>
          <table:table-cell office:value-type="float" office:value="17692.8234100342" calcext:value-type="float">
            <text:p>17692.8234100342</text:p>
          </table:table-cell>
          <table:table-cell office:value-type="float" office:value="1457.99040794373" calcext:value-type="float">
            <text:p>1457.99040794373</text:p>
          </table:table-cell>
          <table:table-cell office:value-type="float" office:value="20137.6023292541" calcext:value-type="float">
            <text:p>20137.60232925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birdTorchCPU</text:p>
          </table:table-cell>
          <table:table-cell office:value-type="float" office:value="190123.545885086" calcext:value-type="float">
            <text:p>190123.545885086</text:p>
          </table:table-cell>
          <table:table-cell office:value-type="float" office:value="1452.10003852844" calcext:value-type="float">
            <text:p>1452.10003852844</text:p>
          </table:table-cell>
          <table:table-cell office:value-type="float" office:value="191806.066989899" calcext:value-type="float">
            <text:p>191806.0669898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ummingbirdTorchScriptCPU</text:p>
          </table:table-cell>
          <table:table-cell office:value-type="float" office:value="138616.075515747" calcext:value-type="float">
            <text:p>138616.075515747</text:p>
          </table:table-cell>
          <table:table-cell office:value-type="float" office:value="1524.40071105957" calcext:value-type="float">
            <text:p>1524.40071105957</text:p>
          </table:table-cell>
          <table:table-cell office:value-type="float" office:value="605028.638124466" calcext:value-type="float">
            <text:p>605028.63812446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NNXCPU</text:p>
          </table:table-cell>
          <table:table-cell office:value-type="float" office:value="25381.4613819122" calcext:value-type="float">
            <text:p>25381.4613819122</text:p>
          </table:table-cell>
          <table:table-cell office:value-type="float" office:value="1446.49314880371" calcext:value-type="float">
            <text:p>1446.49314880371</text:p>
          </table:table-cell>
          <table:table-cell office:value-type="float" office:value="27451.5750408173" calcext:value-type="float">
            <text:p>27451.5750408173</text:p>
          </table:table-cell>
          <table:table-cell office:value-type="float" office:value="0.76" calcext:value-type="float">
            <text:p>0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0:48:43.460012710</meta:creation-date>
    <dc:date>2022-05-23T01:25:01.278464981</dc:date>
    <meta:editing-duration>PT25M52S</meta:editing-duration>
    <meta:editing-cycles>13</meta:editing-cycles>
    <meta:generator>LibreOffice/6.4.7.2$Linux_X86_64 LibreOffice_project/40$Build-2</meta:generator>
    <meta:document-statistic meta:table-count="1" meta:cell-count="306" meta:object-count="0"/>
  </office:meta>
</office:document-meta>
</file>